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2" style:parent-style-name="Normal" style:family="paragraph">
      <style:paragraph-properties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3"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 style:parent-style-name="Normal" style:family="paragraph">
      <style:paragraph-properties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5"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 style:parent-style-name="Normal" style:family="paragraph">
      <style:paragraph-properties fo:margin-top="0.0694in" fo:margin-bottom="0.0694in" fo:line-height="100%"/>
    </style:style>
    <style:style style:name="T7"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8"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9"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10"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1"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2"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13"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4"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5"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16"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17"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18"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19" style:parent-style-name="Normal" style:family="paragraph">
      <style:paragraph-properties fo:text-align="justify" fo:margin-top="0.0694in" fo:margin-bottom="0.0694in" fo:line-height="100%"/>
    </style:style>
    <style:style style:name="T20"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21"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22" style:parent-style-name="Normal" style:family="paragraph">
      <style:paragraph-properties fo:text-align="justify" fo:margin-top="0.0694in" fo:margin-bottom="0.0694in" fo:line-height="100%"/>
    </style:style>
    <style:style style:name="T23"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24"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25" style:parent-style-name="Normal" style:family="paragraph">
      <style:paragraph-properties fo:text-align="justify" fo:margin-top="0.0694in" fo:margin-bottom="0.0694in" fo:line-height="100%"/>
    </style:style>
    <style:style style:name="T26"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27"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28" style:parent-style-name="Normal" style:family="paragraph">
      <style:paragraph-properties fo:text-align="justify" fo:margin-top="0.0694in" fo:margin-bottom="0.0694in" fo:line-height="100%"/>
    </style:style>
    <style:style style:name="T29"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30"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31" style:parent-style-name="Normal" style:family="paragraph">
      <style:paragraph-properties fo:text-align="justify" fo:margin-top="0.0694in" fo:margin-bottom="0.0694in" fo:line-height="100%"/>
    </style:style>
    <style:style style:name="T32"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33"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34" style:parent-style-name="Normal" style:family="paragraph">
      <style:paragraph-properties fo:text-align="justify" fo:margin-top="0.0694in" fo:margin-bottom="0.0694in" fo:line-height="100%"/>
    </style:style>
    <style:style style:name="T35"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36"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37"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38"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39"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0"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1"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2"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3"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4"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5"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46"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47" style:parent-style-name="Normal" style:family="paragraph">
      <style:paragraph-properties fo:text-align="justify" fo:margin-top="0.0694in" fo:margin-bottom="0.0694in" fo:line-height="100%"/>
    </style:style>
    <style:style style:name="T48"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49"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50" style:parent-style-name="Normal" style:family="paragraph">
      <style:paragraph-properties fo:text-align="justify" fo:margin-top="0.0694in" fo:margin-bottom="0.0694in" fo:line-height="100%"/>
    </style:style>
    <style:style style:name="T51"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52"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53" style:parent-style-name="Normal" style:family="paragraph">
      <style:paragraph-properties fo:text-align="justify" fo:margin-top="0.0694in" fo:margin-bottom="0.0694in" fo:line-height="100%"/>
    </style:style>
    <style:style style:name="T54"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55"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56" style:parent-style-name="Normal" style:family="paragraph">
      <style:paragraph-properties fo:text-align="justify" fo:margin-top="0.0694in" fo:margin-bottom="0.0694in" fo:line-height="100%"/>
    </style:style>
    <style:style style:name="T57"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58"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59"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60"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1"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2"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3"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4"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65"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6"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67"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68"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69"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70" style:parent-style-name="Normal" style:family="paragraph">
      <style:paragraph-properties fo:text-align="justify" fo:margin-top="0.0694in" fo:margin-bottom="0.0694in" fo:line-height="100%"/>
    </style:style>
    <style:style style:name="T71"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72"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73" style:parent-style-name="Normal" style:family="paragraph">
      <style:paragraph-properties fo:text-align="justify" fo:margin-top="0.0694in" fo:margin-bottom="0.0694in" fo:line-height="100%"/>
    </style:style>
    <style:style style:name="T74"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75"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76" style:parent-style-name="Normal" style:family="paragraph">
      <style:paragraph-properties fo:text-align="justify" fo:margin-top="0.0694in" fo:margin-bottom="0.0694in" fo:line-height="100%"/>
    </style:style>
    <style:style style:name="T77"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78"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79" style:parent-style-name="Normal" style:family="paragraph">
      <style:paragraph-properties fo:text-align="justify" fo:margin-top="0.0694in" fo:margin-bottom="0.0694in" fo:line-height="100%"/>
    </style:style>
    <style:style style:name="T80"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81"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82" style:parent-style-name="Normal" style:family="paragraph">
      <style:paragraph-properties fo:text-align="justify" fo:margin-top="0.0694in" fo:margin-bottom="0.0694in" fo:line-height="100%"/>
    </style:style>
    <style:style style:name="T83"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84"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85" style:parent-style-name="Normal" style:family="paragraph">
      <style:paragraph-properties fo:text-align="justify" fo:margin-top="0.0694in" fo:margin-bottom="0.0694in" fo:line-height="100%"/>
    </style:style>
    <style:style style:name="T86"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87"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88"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89"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90"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91"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92"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93" style:parent-style-name="Normal" style:family="paragraph">
      <style:paragraph-properties fo:text-align="justify" fo:line-height="100%"/>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P94" style:parent-style-name="Normal" style:family="paragraph">
      <style:paragraph-properties fo:text-align="justify" fo:margin-top="0.0694in" fo:margin-bottom="0.0694in" fo:line-height="100%"/>
      <style:text-properties style:font-name="Garamond" style:font-name-asian="Times New Roman" style:letter-kerning="false" fo:font-size="12pt" style:font-size-asian="12pt" style:font-size-complex="12pt" style:language-asian="fr" style:country-asian="FR"/>
    </style:style>
    <style:style style:name="P95" style:parent-style-name="Normal" style:family="paragraph">
      <style:paragraph-properties fo:margin-top="0.0694in" fo:margin-bottom="0.0694in" fo:line-height="100%"/>
    </style:style>
    <style:style style:name="T96"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97"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98"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99"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00"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01"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102"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03"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T104" style:parent-style-name="Policepardéfaut" style:family="text">
      <style:text-properties style:font-name="Garamond" style:font-name-asian="Times New Roman" fo:font-weight="bold" style:font-weight-asian="bold" style:font-weight-complex="bold" style:letter-kerning="false" fo:font-size="12pt" style:font-size-asian="12pt" style:font-size-complex="12pt" style:language-asian="fr" style:country-asian="FR"/>
    </style:style>
    <style:style style:name="T105" style:parent-style-name="Policepardéfaut" style:family="text">
      <style:text-properties style:font-name="Garamond" style:font-name-asian="Times New Roman" style:letter-kerning="false" fo:font-size="12pt" style:font-size-asian="12pt" style:font-size-complex="12pt" style:language-asian="fr" style:country-asian="FR"/>
    </style:style>
    <style:style style:name="P106" style:parent-style-name="Normal" style:family="paragraph">
      <style:paragraph-properties fo:margin-top="0.0694in" fo:margin-bottom="0.0694in" fo:line-height="100%"/>
    </style:style>
    <style:style style:name="T107" style:parent-style-name="Policepardéfaut" style:family="text">
      <style:text-properties style:font-name="Garamond" style:font-name-asian="Times New Roman" fo:font-weight="bold" style:font-weight-asian="bold" style:font-weight-complex="bold" fo:font-size="12pt" style:font-size-asian="12pt" style:font-size-complex="12pt" style:language-asian="fr" style:country-asian="FR"/>
    </style:style>
    <style:style style:name="T108" style:parent-style-name="Policepardéfaut" style:family="text">
      <style:text-properties style:font-name="Garamond" style:font-name-asian="Times New Roman" fo:font-size="12pt" style:font-size-asian="12pt" style:font-size-complex="12pt" style:language-asian="fr" style:country-asian="FR"/>
    </style:style>
    <style:style style:name="P109" style:parent-style-name="Normal" style:family="paragraph">
      <style:paragraph-properties fo:line-height="100%"/>
      <style:text-properties style:font-name="Garamond" fo:font-size="12pt" style:font-size-asian="12pt" style:font-size-complex="12pt"/>
    </style:style>
  </office:automatic-styles>
  <office:body>
    <office:text text:use-soft-page-breaks="true">
      <text:p text:style-name="P1"><text:bookmark-start text:name="_Hlk173244784"/>Politique de Confidentialité</text:p>
      <text:p text:style-name="P2">1. Introduction</text:p>
      <text:p text:style-name="P3">Bienvenue chez Atypikhouse Sarl. Nous respectons votre vie privée et nous nous engageons à protéger vos données personnelles. Cette politique de confidentialité explique comment nous collectons, utilisons, partageons et protégeons vos informations personnelles conformément au Règlement Général sur la Protection des Données (RGPD).</text:p>
      <text:p text:style-name="P4">2. Responsable du Traitement des Données</text:p>
      <text:p text:style-name="P5">Atypikhouse Sarl est le responsable du traitement des données et peut être contacté à l'adresse suivante :</text:p>
      <text:p text:style-name="P6"><text:span text:style-name="T7">AtypikHouse SARL</text:span><text:span text:style-name="T8"><text:line-break/></text:span><text:span text:style-name="T9">Adresse :</text:span><text:span text:style-name="T10"><text:s/>12 Rue de la Liberté, 60350 Pierrefonds, France</text:span><text:span text:style-name="T11"><text:line-break/></text:span><text:span text:style-name="T12">Email :</text:span><text:span text:style-name="T13"><text:s/>contact@atypikhouse.fr</text:span><text:span text:style-name="T14"><text:line-break/></text:span><text:span text:style-name="T15">Téléphone :</text:span><text:span text:style-name="T16"><text:s/>+33 1 23 45 67 89</text:span></text:p>
      <text:p text:style-name="P17">3. Données Personnelles Collectées</text:p>
      <text:p text:style-name="P18">Nous pouvons collecter et traiter les types de données personnelles suivants :</text:p>
      <text:list text:style-name="LFO1" text:continue-numbering="true">
        <text:list-item>
          <text:p text:style-name="P19"><text:span text:style-name="T20">Informations d'identification</text:span><text:span text:style-name="T21"><text:s/>: nom, prénom, adresse email, numéro de téléphone.</text:span></text:p>
        </text:list-item>
        <text:list-item>
          <text:p text:style-name="P22"><text:span text:style-name="T23">Informations de compte</text:span><text:span text:style-name="T24"><text:s/>: identifiants de connexion, préférences utilisateur.</text:span></text:p>
        </text:list-item>
        <text:list-item>
          <text:p text:style-name="P25"><text:span text:style-name="T26">Données de transaction</text:span><text:span text:style-name="T27"><text:s/>: détails des réservations, paiements effectués.</text:span></text:p>
        </text:list-item>
        <text:list-item>
          <text:p text:style-name="P28"><text:span text:style-name="T29">Données de localisation</text:span><text:span text:style-name="T30"><text:s/>: adresses des propriétés listées.</text:span></text:p>
        </text:list-item>
        <text:list-item>
          <text:p text:style-name="P31"><text:span text:style-name="T32">Données techniques</text:span><text:span text:style-name="T33"><text:s/>: adresse IP, type de navigateur, système d'exploitation.</text:span></text:p>
        </text:list-item>
        <text:list-item>
          <text:p text:style-name="P34"><text:span text:style-name="T35">Cookies et technologies similaires</text:span><text:span text:style-name="T36"><text:s/>: pour améliorer l'expérience utilisateur sur notre site web.</text:span></text:p>
        </text:list-item>
      </text:list>
      <text:p text:style-name="P37">4. Finalités du Traitement</text:p>
      <text:p text:style-name="P38">Vos données personnelles sont traitées pour les finalités suivantes :</text:p>
      <text:list text:style-name="LFO2" text:continue-numbering="true">
        <text:list-item>
          <text:p text:style-name="P39">Gestion de votre compte utilisateur et authentification.</text:p>
        </text:list-item>
        <text:list-item>
          <text:p text:style-name="P40">Traitement des réservations et transactions.</text:p>
        </text:list-item>
        <text:list-item>
          <text:p text:style-name="P41">Communication avec les utilisateurs concernant les services et assistance.</text:p>
        </text:list-item>
        <text:list-item>
          <text:p text:style-name="P42">Amélioration de nos services et personnalisation de votre expérience.</text:p>
        </text:list-item>
        <text:list-item>
          <text:p text:style-name="P43">Envoi de newsletters et offres promotionnelles (avec votre consentement).</text:p>
        </text:list-item>
        <text:list-item>
          <text:p text:style-name="P44">Conformité avec les obligations légales et réglementaires.</text:p>
        </text:list-item>
      </text:list>
      <text:p text:style-name="P45">5. Base Légale du Traitement</text:p>
      <text:p text:style-name="P46">Nous traitons vos données personnelles sur les bases légales suivantes :</text:p>
      <text:list text:style-name="LFO3" text:continue-numbering="true">
        <text:list-item>
          <text:p text:style-name="P47"><text:span text:style-name="T48">Exécution d'un contrat</text:span><text:span text:style-name="T49"><text:s/>: pour gérer vos réservations et transactions.</text:span></text:p>
        </text:list-item>
        <text:list-item>
          <text:p text:style-name="P50"><text:span text:style-name="T51">Consentement</text:span><text:span text:style-name="T52"><text:s/>: pour l'envoi de newsletters et de communications marketing.</text:span></text:p>
        </text:list-item>
        <text:list-item>
          <text:p text:style-name="P53"><text:span text:style-name="T54">Obligations légales</text:span><text:span text:style-name="T55"><text:s/>: pour se conformer aux lois et réglementations en vigueur.</text:span></text:p>
        </text:list-item>
        <text:list-item>
          <text:p text:style-name="P56"><text:span text:style-name="T57">Intérêt légitime</text:span><text:span text:style-name="T58"><text:s/>: pour améliorer nos services et assurer la sécurité de notre plateforme.</text:span></text:p>
        </text:list-item>
      </text:list>
      <text:p text:style-name="P59">6. Partage des Données Personnelles</text:p>
      <text:p text:style-name="P60">Nous pouvons partager vos données personnelles avec des tiers de confiance :</text:p>
      <text:list text:style-name="LFO4" text:continue-numbering="true">
        <text:list-item>
          <text:p text:style-name="P61">Prestataires de services techniques et de paiement.</text:p>
        </text:list-item>
        <text:list-item>
          <text:p text:style-name="P62">Partenaires commerciaux et hôtes des propriétés.</text:p>
        </text:list-item>
        <text:list-item>
          <text:p text:style-name="P63">Autorités légales et régulateurs, si requis par la loi.</text:p>
        </text:list-item>
      </text:list>
      <text:p text:style-name="P64">7. Transferts Internationaux de Données</text:p>
      <text:p text:style-name="P65">Vos données personnelles peuvent être transférées et traitées en dehors de l'Union Européenne. Dans ce cas, nous nous assurons que des mesures de protection appropriées sont en place pour garantir un niveau de protection adéquat des données.</text:p>
      <text:p text:style-name="P66">8. Conservation des Données</text:p>
      <text:p text:style-name="P67">Nous conservons vos données personnelles aussi longtemps que nécessaire pour les finalités décrites dans cette politique de confidentialité, sauf si une période de conservation plus longue est requise ou permise par la loi.</text:p>
      <text:p text:style-name="P68">9. Vos Droits</text:p>
      <text:p text:style-name="P69">En vertu du RGPD, vous disposez des droits suivants concernant vos données personnelles :</text:p>
      <text:list text:style-name="LFO5" text:continue-numbering="true">
        <text:list-item>
          <text:p text:style-name="P70"><text:span text:style-name="T71">Accès</text:span><text:span text:style-name="T72"><text:s/>: vous pouvez demander l'accès à vos données personnelles que nous détenons.</text:span></text:p>
        </text:list-item>
        <text:list-item>
          <text:p text:style-name="P73"><text:span text:style-name="T74">Rectification</text:span><text:span text:style-name="T75"><text:s/>: vous pouvez demander la correction de données personnelles inexactes ou incomplètes.</text:span></text:p>
        </text:list-item>
        <text:list-item>
          <text:p text:style-name="P76"><text:span text:style-name="T77">Effacement</text:span><text:span text:style-name="T78"><text:s/>: vous pouvez demander la suppression de vos données personnelles dans certaines circonstances.</text:span></text:p>
        </text:list-item>
        <text:list-item>
          <text:p text:style-name="P79"><text:span text:style-name="T80">Limitation</text:span><text:span text:style-name="T81"><text:s/>: vous pouvez demander la limitation du traitement de vos données personnelles.</text:span></text:p>
        </text:list-item>
        <text:list-item>
          <text:p text:style-name="P82"><text:span text:style-name="T83">Opposition</text:span><text:span text:style-name="T84"><text:s/>: vous pouvez vous opposer au traitement de vos données personnelles pour des motifs légitimes.</text:span></text:p>
        </text:list-item>
        <text:list-item>
          <text:p text:style-name="P85"><text:span text:style-name="T86">Portabilité</text:span><text:span text:style-name="T87"><text:s/>: vous pouvez demander à recevoir vos données personnelles dans un format structuré et couramment utilisé.</text:span></text:p>
        </text:list-item>
      </text:list>
      <text:p text:style-name="P88">Pour exercer vos droits, veuillez nous contacter à l'adresse suivante : contact@atypikhouse.fr.</text:p>
      <text:p text:style-name="P89">10. Sécurité des Données</text:p>
      <text:p text:style-name="P90">Nous mettons en œuvre des mesures de sécurité techniques et organisationnelles appropriées pour protéger vos données personnelles contre tout accès non autorisé, utilisation abusive, perte ou destruction.</text:p>
      <text:p text:style-name="P91">11. Modifications de la Politique de Confidentialité</text:p>
      <text:p text:style-name="P92">Nous pouvons mettre à jour cette politique de confidentialité de temps à autre. Toute modification sera publiée sur cette page et, si nécessaire, vous en serez informé par email.</text:p>
      <text:p text:style-name="P93">12. Contact</text:p>
      <text:p text:style-name="P94">Pour toute question ou préoccupation concernant cette politique de confidentialité ou le traitement de vos données personnelles, veuillez nous contacter à l'adresse suivante :</text:p>
      <text:p text:style-name="P95"><text:span text:style-name="T96">AtypikHouse SARL</text:span><text:span text:style-name="T97"><text:line-break/></text:span><text:span text:style-name="T98">Adresse :</text:span><text:span text:style-name="T99"><text:s/>12 Rue de la Liberté, 60350 Pierrefonds, France</text:span><text:span text:style-name="T100"><text:line-break/></text:span><text:span text:style-name="T101">Email :</text:span><text:span text:style-name="T102"><text:s/>contact@atypikhouse.fr</text:span><text:span text:style-name="T103"><text:line-break/></text:span><text:span text:style-name="T104">Téléphone :</text:span><text:span text:style-name="T105"><text:s/>+33 1 23 45 67 89</text:span></text:p>
      <text:p text:style-name="P106"><text:span text:style-name="T107">Date de mise à jour :</text:span><text:span text:style-name="T108"><text:s/>12 juin 2024</text:span></text:p>
      <text:p text:style-name="P109"><text:bookmark-end text:name="_Hlk17324478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aramond" svg:font-family="Garamond" style:font-family-generic="roman" style:font-pitch="variable" svg:panose-1="2 2 4 4 3 3 1 1 8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false"/>
    </style:style>
    <style:style style:name="Titre4" style:display-name="Titre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style:letter-kerning="false" fo:font-size="12pt" style:font-size-asian="12pt" style:font-size-complex="12pt"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fr" style:country-asian="FR"/>
    </style:style>
    <style:style style:name="Titre4Car" style:display-name="Titre 4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fr" style:country-asian="F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fr" style:country-asian="FR"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4-07-28T07:03:00Z</meta:creation-date>
    <dc:date>2024-07-30T13:18:00Z</dc:date>
    <meta:template xlink:href="Normal.dotm" xlink:type="simple"/>
    <meta:editing-cycles>8</meta:editing-cycles>
    <meta:editing-duration>PT840S</meta:editing-duration>
    <meta:document-statistic meta:page-count="2" meta:paragraph-count="9" meta:word-count="702" meta:character-count="4559" meta:row-count="32" meta:non-whitespace-character-count="3866"/>
  </office:meta>
</office:document-meta>
</file>